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5.5403in" style:rel-width="80%" table:align="center"/>
    </style:style>
    <style:style style:name="Table1.A" style:family="table-column">
      <style:table-column-properties style:column-width="1.5764in" style:rel-column-width="14919*"/>
    </style:style>
    <style:style style:name="Table1.B" style:family="table-column">
      <style:table-column-properties style:column-width="3.9639in" style:rel-column-width="37504*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208in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middle" style:border-line-width="0.0007in 0.0014in 0.0007in" fo:padding="0.0208in" fo:border="0.2pt double #808080"/>
    </style:style>
    <style:style style:name="Table1.A2" style:family="table-cell">
      <style:table-cell-properties style:vertical-align="middle" style:border-line-width-left="0.0007in 0.0014in 0.0007in" style:border-line-width-bottom="0.0007in 0.0014in 0.0007in" fo:padding="0.0208in" fo:border-left="0.2pt double #808080" fo:border-right="none" fo:border-top="none" fo:border-bottom="0.2pt double #808080"/>
    </style:style>
    <style:style style:name="Table1.B2" style:family="table-cell">
      <style:table-cell-properties style:vertical-align="middle" style:border-line-width-left="0.0007in 0.0014in 0.0007in" style:border-line-width-right="0.0007in 0.0014in 0.0007in" style:border-line-width-bottom="0.0007in 0.0014in 0.0007in" fo:padding="0.0208in" fo:border-left="0.2pt double #808080" fo:border-right="0.2pt double #808080" fo:border-top="none" fo:border-bottom="0.2pt double #808080"/>
    </style:style>
    <style:style style:name="P1" style:family="paragraph" style:parent-style-name="Standard">
      <style:text-properties officeooo:rsid="001ab0c3" officeooo:paragraph-rsid="001ab0c3"/>
    </style:style>
    <style:style style:name="P2" style:family="paragraph" style:parent-style-name="Standard">
      <style:text-properties officeooo:rsid="001eef30" officeooo:paragraph-rsid="001ab0c3"/>
    </style:style>
    <style:style style:name="P3" style:family="paragraph" style:parent-style-name="Standard">
      <style:text-properties officeooo:rsid="001eef30" officeooo:paragraph-rsid="001cf2b4"/>
    </style:style>
    <style:style style:name="P4" style:family="paragraph" style:parent-style-name="Standard">
      <style:text-properties officeooo:rsid="0021af3e" officeooo:paragraph-rsid="001ab0c3"/>
    </style:style>
    <style:style style:name="P5" style:family="paragraph" style:parent-style-name="Table_20_Contents">
      <style:paragraph-properties fo:text-align="center" style:justify-single-word="false"/>
      <style:text-properties fo:font-weight="bold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ext_20_body">
      <style:text-properties officeooo:rsid="002018da" officeooo:paragraph-rsid="002018da"/>
    </style:style>
    <style:style style:name="P8" style:family="paragraph" style:parent-style-name="Text_20_body">
      <style:text-properties officeooo:paragraph-rsid="001ab0c3"/>
    </style:style>
    <style:style style:name="P9" style:family="paragraph" style:parent-style-name="Heading_20_1">
      <style:text-properties officeooo:rsid="001eef30" officeooo:paragraph-rsid="001cf2b4"/>
    </style:style>
    <style:style style:name="P10" style:family="paragraph" style:parent-style-name="Heading_20_1">
      <style:text-properties officeooo:rsid="0021af3e" officeooo:paragraph-rsid="001ab0c3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paragraph-properties fo:margin-top="0in" fo:margin-bottom="0in" loext:contextual-spacing="false"/>
    </style:style>
    <style:style style:name="P13" style:family="paragraph" style:parent-style-name="Standard">
      <style:text-properties officeooo:rsid="001ab0c3" officeooo:paragraph-rsid="001ab0c3"/>
    </style:style>
    <style:style style:name="P14" style:family="paragraph" style:parent-style-name="Standard">
      <style:text-properties officeooo:rsid="00279617" officeooo:paragraph-rsid="00279617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gular Expression</text:p>
      <text:p text:style-name="P1"/>
      <text:p text:style-name="P14">Tool: http://regexr.com/31q13</text:p>
      <text:p text:style-name="P1"/>
      <text:p text:style-name="P1">因為 * 代表的是『重複 0 個或多個前面的 RE 字符』的意義， 因此，『o*』代表的是：『擁有<text:span text:style-name="T1">空字元</text:span>或一個 o 以上的字元』</text:p>
      <text:p text:style-name="P1"/>
      <text:p text:style-name="P1">任意一個字元『.』</text:p>
      <text:p text:style-name="P1"/>
      <text:p text:style-name="P1">那個 ^ 符號，在字元集合符號(括號[])之內與之外是不同的！ 在 [] 內代表『反向選擇』，在 [] 之外則代表定位在行首的意義！</text:p>
      <text:p text:style-name="P1"/>
      <text:p text:style-name="P1">其實 [] 裡面不論有幾個字元，他都僅代表某『一個』字元</text:p>
      <text:p text:style-name="P1"/>
      <text:p text:style-name="P8"/>
      <text:h text:style-name="P10" text:outline-level="1">需要被脫逸的符號 :</text:h>
      <text:list xml:id="list5029048813932979513" text:style-name="L1">
        <text:list-item>
          <text:p text:style-name="P12"><text:span text:style-name="Source_20_Text">\</text:span> : 可以脫逸字元 </text:p>
        </text:list-item>
        <text:list-item>
          <text:p text:style-name="P12"><text:span text:style-name="Source_20_Text">[</text:span> <text:span text:style-name="Source_20_Text">]</text:span> : [xyz] 比對中括孤內的任一個字元 , 但不會將配對到的字串存入RegExp變數中 </text:p>
        </text:list-item>
        <text:list-item>
          <text:p text:style-name="P12"><text:span text:style-name="Source_20_Text">(</text:span> <text:span text:style-name="Source_20_Text">)</text:span> : 合起來 (x) 比對x<text:span text:style-name="T1">並將符合的部份存入一個變數</text:span>, /(a<text:span text:style-name="Emphasis">) and (b</text:span>)/ 可以對 ‘aaa and bb’ 中的’aaa’和’bb’, 並將這兩個比對得到的字串設定至數字 RegExp.$1 和 RegExp.$2 </text:p>
        </text:list-item>
        <text:list-item>
          <text:p text:style-name="P12"><text:span text:style-name="Source_20_Text">.</text:span> : 比對任何一個字元 , 但<text:span text:style-name="T1">換行符號不算 </text:span></text:p>
        </text:list-item>
        <text:list-item>
          <text:p text:style-name="P12"><text:span text:style-name="Source_20_Text">^</text:span> : 啟始位置 </text:p>
        </text:list-item>
        <text:list-item>
          <text:p text:style-name="P12"><text:span text:style-name="Source_20_Text">$</text:span> : 結束位置 </text:p>
        </text:list-item>
        <text:list-item>
          <text:p text:style-name="P12"><text:span text:style-name="Source_20_Text">*</text:span> : 比對前一個字元 , 零次或更多次 , 等於{0,} </text:p>
        </text:list-item>
        <text:list-item>
          <text:p text:style-name="P12"><text:span text:style-name="Source_20_Text">?</text:span> : 比對前一個字元 , 零次或一次 , 等於{0,1} </text:p>
        </text:list-item>
        <text:list-item>
          <text:p text:style-name="P12"><text:span text:style-name="Source_20_Text">+</text:span> : 比對前一個字元 , 一次或更多次 , 也等於 {1,} </text:p>
        </text:list-item>
        <text:list-item>
          <text:p text:style-name="P11"><text:span text:style-name="Source_20_Text">|</text:span> : 或者 , 等於OR , 邏輯運算子(Logical Operators) </text:p>
        </text:list-item>
      </text:list>
      <text:p text:style-name="Quotations">左中括號(<text:span text:style-name="Source_20_Text">[</text:span>)需脫逸 , 但右中括號(<text:span text:style-name="Source_20_Text">]</text:span>)不需脫逸 , 左下到右上的斜線(<text:span text:style-name="Source_20_Text">/</text:span>)也需要脫逸</text:p>
      <text:p text:style-name="P4"/>
      <text:p text:style-name="P2"/>
      <text:h text:style-name="P9" text:outline-level="1">Shorthand Character Classes</text:h>
      <text:p text:style-name="P7">http://blog.jex.tw/blog/2013/01/16/regex/</text:p>
      <text:p text:style-name="P3"><text:span text:style-name="Teletype">\d</text:span> is short for <text:span text:style-name="Teletype">[0-9]</text:span></text:p>
      <text:p text:style-name="P3"><text:span text:style-name="Teletype">\w stands for "word character". It always matches the ASCII characters [A-Za-z0-9_]. </text:span><text:span text:style-name="Teletype"><text:span text:style-name="T1">Notice the inclusion of the underscore and </text:span></text:span><text:soft-page-break/><text:span text:style-name="Teletype"><text:span text:style-name="T1">digits.</text:span></text:span><text:span text:style-name="Teletype"> In most flavors that support Unicode, \w includes many characters from other scripts. There is a lot of inconsistency about which characters are actually included. Letters and digits from alphabetic scripts and ideographs are generally included. </text:span></text:p>
      <text:p text:style-name="P3"><text:span text:style-name="Teletype"/></text:p>
      <text:p text:style-name="P3"><text:span text:style-name="Teletype"/></text:p>
      <text:p text:style-name="P3"><text:span text:style-name="Teletype">The "{}" braces metacharacter otherwise known as quantifiers is used to specify the range for matching the patterns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Metacharacter</text:p>
          </table:table-cell>
          <table:table-cell table:style-name="Table1.B1" office:value-type="string">
            <text:p text:style-name="P5">Description</text:p>
          </table:table-cell>
        </table:table-row>
        <table:table-row>
          <table:table-cell table:style-name="Table1.A2" office:value-type="string">
            <text:p text:style-name="P5">{n}</text:p>
          </table:table-cell>
          <table:table-cell table:style-name="Table1.B2" office:value-type="string">
            <text:p text:style-name="P6">Match n times</text:p>
          </table:table-cell>
        </table:table-row>
        <table:table-row>
          <table:table-cell table:style-name="Table1.A2" office:value-type="string">
            <text:p text:style-name="P5">{n,}</text:p>
          </table:table-cell>
          <table:table-cell table:style-name="Table1.B2" office:value-type="string">
            <text:p text:style-name="P6">Match n or more times</text:p>
          </table:table-cell>
        </table:table-row>
        <table:table-row>
          <table:table-cell table:style-name="Table1.A2" office:value-type="string">
            <text:p text:style-name="P5">{m,n}</text:p>
          </table:table-cell>
          <table:table-cell table:style-name="Table1.B2" office:value-type="string">
            <text:p text:style-name="P6">Match atleast m times,and utmost n times</text:p>
          </table:table-cell>
        </table:table-row>
      </table:table>
      <text:p text:style-name="P3"><text:span text:style-name="Teletyp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16:43:31.063754121</meta:creation-date>
    <dc:date>2017-04-21T20:36:50.902905348</dc:date>
    <meta:editing-duration>P1DT8H48M46S</meta:editing-duration>
    <meta:editing-cycles>8</meta:editing-cycles>
    <meta:generator>LibreOffice/5.1.6.2$Linux_X86_64 LibreOffice_project/10m0$Build-2</meta:generator>
    <meta:document-statistic meta:table-count="1" meta:image-count="0" meta:object-count="0" meta:page-count="2" meta:paragraph-count="31" meta:word-count="507" meta:character-count="1326" meta:non-whitespace-character-count="1141"/>
  </office:meta>
</office:document-meta>
</file>